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text-properties fo:font-size="16pt" style:font-size-asian="16pt" style:font-size-complex="16pt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4.3000001907349pt" style:font-size-asian="14.3000001907349pt" style:font-size-complex="14.3000001907349pt"/>
    </style:style>
    <style:style style:name="T10" style:family="text">
      <style:text-properties fo:font-size="14.5pt" style:font-size-asian="14.5pt" style:font-size-complex="14.5pt"/>
    </style:style>
    <style:style style:name="T11" style:family="text">
      <style:text-properties fo:font-size="14.5pt" fo:font-weight="bold" style:font-size-asian="14.5pt" style:font-weight-asian="bold" style:font-size-complex="14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</text:p>
      <text:p text:style-name="P23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>Tues 2/21/2017 <text:span text:style-name="T1">16.5 miles</text:span></text:p>
      <text:p text:style-name="P22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22">Times for each 5 miles:</text:p>
      <text:p text:style-name="P22">54:53 or 10:58/mile</text:p>
      <text:p text:style-name="P22">53:10 or 10:38/mile</text:p>
      <text:p text:style-name="P22">46:09 or <text:s text:c="2"/>9:13/mile</text:p>
      <text:p text:style-name="P22">Splits for the last 5 miles: 10:42, 9:35, 9:16, 8:31, 8:04.</text:p>
      <text:p text:style-name="P23">I warmed down by walking and running 1.5 miles at about 12:00/mile.</text:p>
      <text:p text:style-name="P23"/>
      <text:p text:style-name="P22">Tues 3/21/2017 <text:span text:style-name="T1">10.5 miles</text:span></text:p>
      <text:p text:style-name="P22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2">The first five miles averaged 9:27/mile and the second five averaged 8:45/mile.</text:p>
      <text:p text:style-name="P23">I rested 6 minutes and jogged ½ mile.</text:p>
      <text:p text:style-name="P23"/>
      <text:p text:style-name="P23"/>
      <text:p text:style-name="P24"><text:soft-page-break/><text:span text:style-name="T2">Sat 3/25/2017</text:span> <text:s/>15 miles</text:p>
      <text:p text:style-name="P22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3"/>
      <text:p text:style-name="P22"><text:span text:style-name="T7">Mon 5/15/2017 </text:span><text:span text:style-name="T8">10.5 miles</text:span></text:p>
      <text:p text:style-name="P25">I ran 10 miles on the high school track and averaged 9:26/mile.</text:p>
      <text:p text:style-name="P25">I ran wide on the curves so every 4 laps equaled 1 mile.</text:p>
      <text:p text:style-name="P25">The first 5 miles averaged 9:57/mile.</text:p>
      <text:p text:style-name="P25">Miles 6 through 8 averaged 9:11/mile. I ran these 3 miles with John Ziegler.</text:p>
      <text:p text:style-name="P25">Miles 9 and 10 were in 8:42 and 8:17.</text:p>
      <text:p text:style-name="P25">I warmed down with a ½ mile jog. </text:p>
      <text:p text:style-name="P28"/>
      <text:p text:style-name="P27"><text:span text:style-name="T2">Sat 5/20/2017</text:span> 11 miles</text:p>
      <text:p text:style-name="P25">On the Ernst Trail:</text:p>
      <text:p text:style-name="P25">I ran 1 mile and then I rested a few minutes.</text:p>
      <text:p text:style-name="P26">Then I ran and walked 10 miles with Jim Fitch and averaged 12:30/mile. <text:s/>We walked about as much as we ran.</text:p>
      <text:p text:style-name="P26"/>
      <text:p text:style-name="P25">Sat 6/3/2017 <text:span text:style-name="T1">10.5 miles</text:span></text:p>
      <text:p text:style-name="P25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5">First 5 mile splits: <text:s text:c="4"/>10:03, 9:41, 9:39, 9:30, 9:30</text:p>
      <text:p text:style-name="P25">Second 5 mile splits: <text:s text:c="2"/>9:37, 9:23, 8:56, 8:22, 8:04</text:p>
      <text:p text:style-name="P25">I warmed down with a ½ mile jog.</text:p>
      <text:p text:style-name="P26">In the afternoon Mary Jane and I kayaked for 2 hours down French Creek. <text:s/>It was great exercise and we both had fun.</text:p>
      <text:p text:style-name="P26"/>
      <text:p text:style-name="P25">Sun 7/09/2017 <text:span text:style-name="T1">11 miles</text:span></text:p>
      <text:p text:style-name="P25">I warmed up with 1.4 miles before I ran the Trail Blazer 15K on the Ernst Trail in Meadville. My GPS said the course was 9.36 miles, my time was 1:16:12 and I averaged</text:p>
      <text:p text:style-name="P25">8:08/mile. <text:s/>Mile Splits: 8:05, 8:05, 7:57, 8:11, 8:03, 8:22, 8:22, 8:19, 8:04, and 2:44 for the last 0.36 miles which corresponds to a pace of 7:38/mile. I warmed down with a ¼ mile jog.</text:p>
      <text:p text:style-name="P25"/>
      <text:p text:style-name="P25"><text:soft-page-break/>Sun 7/16/2017 <text:span text:style-name="T1">14.2 miles</text:span></text:p>
      <text:p text:style-name="P25">I ran the Presque Isle Half Marathon</text:p>
      <text:p text:style-name="P25">I warmed up with a mile at various paces. <text:s/>My GPS recorded the race distance as 13.21 miles, my time as 47:58 and my average pace as 8:10/mile.</text:p>
      <text:p text:style-name="P25">Splits: 8:08, 8:20, 8:19, 8:18, 8:13, 8:07, 8:09, 8:11, 8:10, 8:07,8:15, 8:07,7:59 and the last 0.21 miles in 1:35 which corresponds to a pace of 7:29/mi. The even pace running allowed me to have a good finish. </text:p>
      <text:p text:style-name="P25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6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5">Mary Jane drove the course on a park road to meet me at the aid stations and give me food and support.</text:span></text:p>
      <text:p text:style-name="P14"/>
      <text:p text:style-name="P14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5"/>
      <text:p text:style-name="P15"/>
      <text:p text:style-name="P15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1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9"><text:soft-page-break/>Mon Sept 17, 2018 <text:span text:style-name="T1">25 miles </text:span>- <text:span text:style-name="T1">A long run in preparation for the Can 50 Mile Run.</text:span></text:p>
      <text:p text:style-name="P18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8">The total time including the 8 minutes while I was stopped was 4:56:20. </text:p>
      <text:p text:style-name="P18">The times and average paces for each of the 5 mile loops were: <text:span text:style-name="T9">55:53 (11:11/mile), 58:31 (11:42/mile), 59:32 (11:54/mile), 59:18 (11:52/mile), and 54:35 (10:55/mile)</text:span></text:p>
      <text:p text:style-name="P16">I had 580 calories for breakfast and ate 6 gels for a total of 1180 calories.</text:p>
      <text:p text:style-name="P16"><text:s text:c="7"/>The formula I use to calculate the number of required calories gives:</text:p>
      <text:p text:style-name="P16"><text:s text:c="7"/>calories = 300*(H-1.3) = 300*3.7 = 1110, were H= 5 the number of <text:s/>hours I ran. </text:p>
      <text:p text:style-name="P16"><text:s text:c="7"/>So I had enough calories.</text:p>
      <text:p text:style-name="P16">I also had 3 Salt Sticks and drank 80 ounces of water. <text:s text:c="2"/></text:p>
      <text:p text:style-name="P17"><text:s text:c="7"/>That is 3.2 ounces per mile which apparently was okay because I only lost a pound <text:s text:c="17"/><text:tab/>while running. <text:s/>The temperature felt cool for half the run and rose to 71 degrees.</text:p>
      <text:p text:style-name="P20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21"><text:soft-page-break/>Sat April 13, 2019 <text:span text:style-name="T1">18 miles</text:span> <text:s/></text:p>
      <text:p text:style-name="P21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1"><text:span text:style-name="T1">Average paces for each segment:</text:span> </text:p>
      <text:p text:style-name="P21">10:50/mile, 10:43/mile, 10:02/mile, 9:36/mile </text:p>
      <text:p text:style-name="P21">I drank 30 ounces of Gatorade and ate a gel at the 12 mile mark.</text:p>
      <text:p text:style-name="P21">I lost 2 pounds while running.</text:p>
      <text:p text:style-name="P21"/>
      <text:p text:style-name="P10">Sun April 28, 2019 <text:span text:style-name="T1">32.5 miles</text:span></text:p>
      <text:p text:style-name="P10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0"/>
      <text:p text:style-name="P13">Sat June 29, 2019 <text:span text:style-name="T1">10 miles</text:span></text:p>
      <text:p text:style-name="P13">I ran 5 miles on slightly hilly roads, rested about 8 minutes while drinking </text:p>
      <text:p text:style-name="P13">16 ounces of Gatorade and then ran the same 5 mile course again. </text:p>
      <text:p text:style-name="P13">The first time I averaged 10:51 min/mile and the second time 9:51 min/mile.</text:p>
      <text:p text:style-name="P13">1<text:span text:style-name="T3">st</text:span> time splits: <text:s/>11:56, 10:59, 10:43, 10:28, 10:10</text:p>
      <text:p text:style-name="P13">2<text:span text:style-name="T3">nd</text:span> time splits: 10:18, 10:08, <text:s text:c="2"/>9:52, <text:s text:c="2"/>9:43, <text:s text:c="2"/>9:14</text:p>
      <text:p text:style-name="P13"/>
      <text:p text:style-name="P13">Sun July 14, 2019 <text:span text:style-name="T1">11.1 miles</text:span></text:p>
      <text:p text:style-name="P13"><text:span text:style-name="T1">Warmup: <text:s/></text:span>I ran 1.8 miles at various paces.</text:p>
      <text:p text:style-name="P13"><text:span text:style-name="T1">Run:</text:span> <text:s/>Trailblazer 15K in 1:22:23 on the Ernst Trail in Meadville PA. </text:p>
      <text:p text:style-name="P13">Average pace: 8:50/mile <text:s text:c="2"/></text:p>
      <text:p text:style-name="P13">Mile splits: <text:s/>8:57, 8:51, 8:47, 8:49, 8:41, 8:48, 9:07, 9:00, 8:48</text:p>
      <text:p text:style-name="P13"/>
      <text:p text:style-name="P13"><text:span text:style-name="T1">Sun July 21, 2019 </text:span><text:span text:style-name="T1">14.1 miles </text:span></text:p>
      <text:p text:style-name="P12">Warmup: <text:span text:style-name="T2">1 mile at various paces</text:span></text:p>
      <text:p text:style-name="P12">Run: <text:span text:style-name="T2">I ran the Presque Isle Half Marathon in Erie PA on a hot humid day.</text:span></text:p>
      <text:p text:style-name="P12">Results:<text:span text:style-name="T2"> Gun Time: 2:00:35, Average Pace: 9:12/mi, First in 75-79 age group, </text:span></text:p>
      <text:p text:style-name="P12"><text:span text:style-name="T2">290</text:span><text:span text:style-name="T4">th</text:span><text:span text:style-name="T2"> out of 1000 finishers, 17</text:span><text:span text:style-name="T4">th</text:span><text:span text:style-name="T2"> fastest age graded time. </text:span></text:p>
      <text:p text:style-name="P13">Mile Splits: </text:p>
      <text:p text:style-name="P13"><text:soft-page-break/>8:53, 9:07, 8:59, 9:09, 9:05, 9:12, 9:16, 9:20, 9:19, 9:25, 9:08, 9:12, 9:29</text:p>
      <text:p text:style-name="P13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3"/>
      <text:p text:style-name="P13">Sat Aug 10, 2019 <text:span text:style-name="T1">10.6 miles</text:span> </text:p>
      <text:p text:style-name="P13">I ran 10 miles around Tamarack Lake with Time Dunn.</text:p>
      <text:p text:style-name="P13">The first 1.5 miles goes up 324 feet. The course has a total ascent of about 525 feet. Our time was 1:35:10 and we averaged about 9:30/mile. After the first 1.5 miles uphill we averaged about 9:06/mile.</text:p>
      <text:p text:style-name="P13"><text:span text:style-name="T1">Warm down:</text:span> <text:s/>After 20 minutes I jogged 0.6 miles.</text:p>
      <text:p text:style-name="P29"/>
      <text:p text:style-name="P21"/>
      <text:p text:style-name="P6"/>
      <text:p text:style-name="P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08-11T20:07:32.57</dc:date>
    <dc:creator>James  Lombardi</dc:creator>
    <meta:editing-duration>PT1H44M31S</meta:editing-duration>
    <meta:editing-cycles>44</meta:editing-cycles>
    <meta:document-statistic meta:table-count="0" meta:image-count="0" meta:object-count="0" meta:page-count="11" meta:paragraph-count="204" meta:word-count="4105" meta:character-count="21065"/>
  </office:meta>
</office:document-meta>
</file>